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4.1165in"/>
    </style:style>
    <style:style style:name="co12" style:family="table-column">
      <style:table-column-properties fo:break-before="auto" style:column-width="3.020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898in"/>
    </style:style>
    <style:style style:name="co15" style:family="table-column">
      <style:table-column-properties fo:break-before="auto" style:column-width="0.9965in"/>
    </style:style>
    <style:style style:name="co16" style:family="table-column">
      <style:table-column-properties fo:break-before="auto" style:column-width="1.0291in"/>
    </style:style>
    <style:style style:name="co17" style:family="table-column">
      <style:table-column-properties fo:break-before="auto" style:column-width="0.9429in"/>
    </style:style>
    <style:style style:name="co18" style:family="table-column">
      <style:table-column-properties fo:break-before="auto" style:column-width="2.0728in"/>
    </style:style>
    <style:style style:name="co19" style:family="table-column">
      <style:table-column-properties fo:break-before="auto" style:column-width="2.1016in"/>
    </style:style>
    <style:style style:name="co20" style:family="table-column">
      <style:table-column-properties fo:break-before="auto" style:column-width="1.8543in"/>
    </style:style>
    <style:style style:name="co21" style:family="table-column">
      <style:table-column-properties fo:break-before="auto" style:column-width="2.3752in"/>
    </style:style>
    <style:style style:name="co22" style:family="table-column">
      <style:table-column-properties fo:break-before="auto" style:column-width="4.25in"/>
    </style:style>
    <style:style style:name="co23" style:family="table-column">
      <style:table-column-properties fo:break-before="auto" style:column-width="1.802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1.1354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839in" fo:break-before="auto" style:use-optimal-row-height="false"/>
    </style:style>
    <style:style style:name="ro3" style:family="table-row">
      <style:table-row-properties style:row-height="0.9535in" fo:break-before="auto" style:use-optimal-row-height="false"/>
    </style:style>
    <style:style style:name="ro4" style:family="table-row">
      <style:table-row-properties style:row-height="0.7772in" fo:break-before="auto" style:use-optimal-row-height="false"/>
    </style:style>
    <style:style style:name="ro5" style:family="table-row">
      <style:table-row-properties style:row-height="0.829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3472in" fo:break-before="auto" style:use-optimal-row-height="false"/>
    </style:style>
    <style:style style:name="ro9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8909in" fo:break-before="auto" style:use-optimal-row-height="true"/>
    </style:style>
    <style:style style:name="ro11" style:family="table-row">
      <style:table-row-properties style:row-height="0.9638in" fo:break-before="auto" style:use-optimal-row-height="true"/>
    </style:style>
    <style:style style:name="ro12" style:family="table-row">
      <style:table-row-properties style:row-height="1.2335in" fo:break-before="auto" style:use-optimal-row-height="true"/>
    </style:style>
    <style:style style:name="ta1" style:family="table" style:master-page-name="PageStyle_5f_Story-CF1-SMFGI-xx">
      <style:table-properties table:display="true" style:writing-mode="lr-tb"/>
    </style:style>
    <style:style style:name="ta2" style:family="table" style:master-page-name="PageStyle_5f_Story-CF2-xxx-xx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wrap" fo:border="0.06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3f3f3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ffff00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2cc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wrap" fo:border="0.06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cfe2f3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cfe2f3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ad1dc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ead1dc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2e9" fo:wrap-option="wrap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d9d2e9" fo:border="0.06pt solid #000000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f3f3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fo:wrap-option="wrap" style:vertical-align="bottom"/>
      <style:text-properties fo:color="#000000" style:text-line-through-style="none" style:text-line-through-type="none" style:font-name="Calibri" fo:font-size="8pt" fo:font-style="normal" style:text-underline-style="none" fo:font-weight="normal" style:font-name-asian="Calibri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d9ead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21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tory-CF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4" table:number-columns-repeated="245" table:default-cell-style-name="ce3"/>
        <table:table-column table:style-name="co13" table:number-columns-repeated="764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6" office:value-type="string" calcext:value-type="string">
            <text:p>Scene 1 graphic</text:p>
          </table:table-cell>
          <table:table-cell table:style-name="ce6" office:value-type="string" calcext:value-type="string">
            <text:p>Scene 2 graphic</text:p>
          </table:table-cell>
          <table:table-cell table:style-name="ce6" office:value-type="string" calcext:value-type="string">
            <text:p>Scene 3 graphic</text:p>
          </table:table-cell>
          <table:table-cell table:style-name="ce6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 correct,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3"/>
          <table:table-cell table:style-name="ce8" office:value-type="string" calcext:value-type="string">
            <text:p>Sally frowns at the end of the long line to order in a Cafe 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9" office:value-type="string" calcext:value-type="string">
            <text:p>Sally cut the long line for lunch at the cafe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excited</text:p>
          </table:table-cell>
          <table:table-cell table:style-name="ce13" table:number-columns-repeated="2"/>
          <table:table-cell table:number-columns-repeated="2" table:style-name="ce12" office:value-type="string" calcext:value-type="string">
            <text:p>-</text:p>
          </table:table-cell>
          <table:table-cell table:number-columns-repeated="4" table:style-name="ce14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8" office:value-type="string" calcext:value-type="string">
            <text:p>Sally frowns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9" office:value-type="string" calcext:value-type="string">
            <text:p>Sally was very hungry, so she went to the cafe for lunch. // Sally cut the line and saw people frowning behind her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 happy,afraid</text:p>
          </table:table-cell>
          <table:table-cell table:style-name="ce13" table:number-columns-repeated="4"/>
          <table:table-cell table:number-columns-repeated="4" table:style-name="ce14"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/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Sally was very hungry, so she went to the cafe for lunch. She had to wait in a long line for lunch. // Sally cut the line // and saw people frowning behind her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afraid</text:p>
          </table:table-cell>
          <table:table-cell table:style-name="ce13" table:number-columns-repeated="4"/>
          <table:table-cell table:number-columns-repeated="4" table:style-name="ce14" office:value-type="string" calcext:value-type="string">
            <text:p>-</text:p>
          </table:table-cell>
          <table:table-cell table:number-columns-repeated="999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was very hungry, so she went to the cafe for lunch. She had to wait in a long line for lunch. // Sally knew she couldn't eat until she got to the front, so Sally cut the line. // From the front of the line Sally saw frowning people in line behind her. // So she went back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afraid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 happy, excited</text:p>
          </table:table-cell>
          <table:table-cell table:style-name="ce13" table:number-columns-repeated="2"/>
          <table:table-cell table:style-name="ce15" table:number-columns-repeated="2"/>
          <table:table-cell table:number-columns-repeated="2" table:style-name="ce14" office:value-type="string" calcext:value-type="string">
            <text:p>-</text:p>
          </table:table-cell>
          <table:table-cell table:number-columns-repeated="999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angry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was very hungry, so she went to the cafe for lunch. She had to wait in a long line for lunch. // Sally knew she couldn't eat until she got to the front, so Sally cut the line. // From the front of the line Sally saw frowning people in line behind her. // So she went back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 happy,afraid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happy, excited</text:p>
          </table:table-cell>
          <table:table-cell table:style-name="ce13" table:number-columns-repeated="2"/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Sad, angry,frustrated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was very hungry. Sally waited in a long line for lunch. // Sally knew she couldn't eat until she got to the front. Sally cut the line. // At the front of the line Sally saw frowning people in line behind her. Sally knew they will now have to eat later than her. // She went back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afraid, angry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 happy, excited, calm</text:p>
          </table:table-cell>
          <table:table-cell table:style-name="ce12" office:value-type="string" calcext:value-type="string">
            <text:p>How does seeing the frowning people in line make Sally feel?</text:p>
          </table:table-cell>
          <table:table-cell table:style-name="ce12" office:value-type="string" calcext:value-type="string">
            <text:p>guilty, calm,frustrated, angry,</text:p>
          </table:table-cell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was very hungry. Sally waited in a long line for lunch. // Sally knew she couldn't eat until she got to the front. Sally cut the line. // At the front of the line Sally saw frowning people in line behind her. Sally knew they will now have to eat later than her. // She went back.</text:p>
          </table:table-cell>
          <table:table-cell table:style-name="ce10" table:number-columns-repeated="2"/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excited, bored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happy,excited, guilty</text:p>
          </table:table-cell>
          <table:table-cell table:style-name="ce12" office:value-type="string" calcext:value-type="string">
            <text:p>How does seeing the frowning people in line make Sally feel?</text:p>
          </table:table-cell>
          <table:table-cell table:style-name="ce12" office:value-type="string" calcext:value-type="string">
            <text:p>guilty, calm,frustrated, angry, </text:p>
          </table:table-cell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stood at the end of a long line for lunch. She was very hungry, but she knew she can't eat until she gets to the front. // So she rushed to the front of the line. // And then, she saw people frowning in line behind her.* Sally realized that these people were patiently waiting for their turn while she didn't. Sally did not want to make people frown. // "I should wait for my turn!" Sally thought, and she went back to the end of the line. Everyone happily got their lunch in turn.</text:p>
          </table:table-cell>
          <table:table-cell table:style-name="ce11" office:value-type="string" calcext:value-type="string">
            <text:p>How do you think Sally will feel next?</text:p>
          </table:table-cell>
          <table:table-cell table:style-name="ce11" office:value-type="string" calcext:value-type="string">
            <text:p>guilty, frustrated,happy,bored</text:p>
          </table:table-cell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excited, bored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happy,excited,calm</text:p>
          </table:table-cell>
          <table:table-cell table:style-name="ce12" office:value-type="string" calcext:value-type="string">
            <text:p>How does seeing the frowning people in line make Sally feel?</text:p>
          </table:table-cell>
          <table:table-cell table:style-name="ce12" office:value-type="string" calcext:value-type="string">
            <text:p>guilty, calm,frustrated, happy</text:p>
          </table:table-cell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stood at the end of a long line for lunch. She was very hungry, but she knew she can't eat until she gets to the front. // So she rushed to the front of the line. // And then, she saw people frowning in line behind her.* Sally realized that these people were patiently waiting for their turn while she didn't. Sally did not want to make people frown. // "I should wait for my turn!" Sally thought, and she went back to the end of the line. Everyone happily got their lunch in turn.</text:p>
          </table:table-cell>
          <table:table-cell table:style-name="ce11" office:value-type="string" calcext:value-type="string">
            <text:p>How do you think Sally will feel next?</text:p>
          </table:table-cell>
          <table:table-cell table:style-name="ce11" office:value-type="string" calcext:value-type="string">
            <text:p>guilty, frustrated,happy,bored</text:p>
          </table:table-cell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Sad,happy,excited, bored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happy,excited,calm</text:p>
          </table:table-cell>
          <table:table-cell table:style-name="ce12" office:value-type="string" calcext:value-type="string">
            <text:p>How does seeing the frowning people in line make Sally feel?</text:p>
          </table:table-cell>
          <table:table-cell table:style-name="ce12" office:value-type="string" calcext:value-type="string">
            <text:p>guilty, calm,frustrated, angry, </text:p>
          </table:table-cell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afe</text:p>
          </table:table-cell>
          <table:table-cell table:style-name="ce5" office:value-type="string" calcext:value-type="string">
            <text:p>Sally</text:p>
          </table:table-cell>
          <table:table-cell table:style-name="ce5" office:value-type="string" calcext:value-type="string">
            <text:p>annoyed,guilty,frustrated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Sally is frowning at the end of the long line to order in a Cafe </text:p>
          </table:table-cell>
          <table:table-cell table:style-name="ce8" office:value-type="string" calcext:value-type="string">
            <text:p>Sally runs past people to the front of the line. [Sally running pose near first 1/3 of line with the motion lines following her showing motion and direction.]</text:p>
          </table:table-cell>
          <table:table-cell table:style-name="ce8" office:value-type="string" calcext:value-type="string">
            <text:p>Sally faces the rest of the line from the front, They are sad and upset</text:p>
          </table:table-cell>
          <table:table-cell table:style-name="ce8" office:value-type="string" calcext:value-type="string">
            <text:p>Sally is in her spot at the back of the line and everyone is smiling in the Cafe </text:p>
          </table:table-cell>
          <table:table-cell table:style-name="ce9" office:value-type="string" calcext:value-type="string">
            <text:p>Sally stood at the end of a long line for lunch. She was very hungry, but she knew she can't eat until she gets to the front. // So she rushed to the front of the line. // And then, she saw people frowning in line behind her.* Sally realized that these people were patiently waiting for their turn while she didn't. Sally did not want to make people frown. // "I should wait for my turn!" Sally thought, and she went back to the end of the line. Everyone happily got their lunch in turn.</text:p>
          </table:table-cell>
          <table:table-cell table:style-name="ce11" office:value-type="string" calcext:value-type="string">
            <text:p>How do you think Sally will feel next?</text:p>
          </table:table-cell>
          <table:table-cell table:style-name="ce11" office:value-type="string" calcext:value-type="string">
            <text:p>guilty, frustrated,happy,bored</text:p>
          </table:table-cell>
          <table:table-cell table:style-name="ce12" office:value-type="string" calcext:value-type="string">
            <text:p>How does Sally feel about waiting in line?</text:p>
          </table:table-cell>
          <table:table-cell table:style-name="ce12" office:value-type="string" calcext:value-type="string">
            <text:p>frustrated, calm, nervous, surprised, happy</text:p>
          </table:table-cell>
          <table:table-cell table:style-name="ce12" office:value-type="string" calcext:value-type="string">
            <text:p>How do the people in line feel when Sally cuts them?</text:p>
          </table:table-cell>
          <table:table-cell table:style-name="ce12" office:value-type="string" calcext:value-type="string">
            <text:p>angry,happy,excited,calm,guilty</text:p>
          </table:table-cell>
          <table:table-cell table:style-name="ce13" office:value-type="string" calcext:value-type="string">
            <text:p>How does Sallyfeel when she finds out peoplein the line areupset?</text:p>
          </table:table-cell>
          <table:table-cell table:style-name="ce13" office:value-type="string" calcext:value-type="string">
            <text:p>guilty, calm,frustrated, angry, happy</text:p>
          </table:table-cell>
          <table:table-cell table:style-name="ce14" office:value-type="string" calcext:value-type="string">
            <text:p>What did Sally do first when she arrived in the Cafe?</text:p>
          </table:table-cell>
          <table:table-cell table:style-name="ce14" office:value-type="string" calcext:value-type="string">
            <text:p>scene1, scene2, scene3, scene4</text:p>
          </table:table-cell>
          <table:table-cell table:style-name="ce15" office:value-type="string" calcext:value-type="string">
            <text:p>What did Sally do after seeing people frowning behind her?</text:p>
          </table:table-cell>
          <table:table-cell table:style-name="ce15" office:value-type="string" calcext:value-type="string">
            <text:p>scene4, scene1,scene2, scene 3</text:p>
          </table:table-cell>
          <table:table-cell table:number-columns-repeated="999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style-name="ce4" table:number-columns-repeated="9"/>
          <table:table-cell table:number-columns-repeated="1015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tory-CF2" table:style-name="ta2" table:print="false">
        <office:forms form:automatic-focus="false" form:apply-design-mode="false"/>
        <table:table-column table:style-name="co14" table:default-cell-style-name="ce17"/>
        <table:table-column table:style-name="co4" table:number-columns-repeated="3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6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4" table:number-columns-repeated="244" table:default-cell-style-name="ce17"/>
        <table:table-column table:style-name="co13" table:number-columns-repeated="764" table:default-cell-style-name="ce17"/>
        <table:table-row table:style-name="ro1"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Environment</text:p>
          </table:table-cell>
          <table:table-cell table:style-name="ce6" office:value-type="string" calcext:value-type="string">
            <text:p>Characters</text:p>
          </table:table-cell>
          <table:table-cell table:style-name="ce6" office:value-type="string" calcext:value-type="string">
            <text:p>Target emotions</text:p>
          </table:table-cell>
          <table:table-cell table:style-name="ce6" office:value-type="string" calcext:value-type="string">
            <text:p>Scene 1 graphic</text:p>
          </table:table-cell>
          <table:table-cell table:style-name="ce6" office:value-type="string" calcext:value-type="string">
            <text:p>Scene 2 graphic</text:p>
          </table:table-cell>
          <table:table-cell table:style-name="ce6" office:value-type="string" calcext:value-type="string">
            <text:p>Scene 3 graphic</text:p>
          </table:table-cell>
          <table:table-cell table:style-name="ce6" office:value-type="string" calcext:value-type="string">
            <text:p>Scene 4 graphic</text:p>
          </table:table-cell>
          <table:table-cell table:style-name="ce6" office:value-type="string" calcext:value-type="string">
            <text:p>Scene 1</text:p>
          </table:table-cell>
          <table:table-cell table:style-name="ce6" office:value-type="string" calcext:value-type="string">
            <text:p>Scene 2</text:p>
          </table:table-cell>
          <table:table-cell table:style-name="ce6" office:value-type="string" calcext:value-type="string">
            <text:p>Scene 3</text:p>
          </table:table-cell>
          <table:table-cell table:style-name="ce6" office:value-type="string" calcext:value-type="string">
            <text:p>Scene 4</text:p>
          </table:table-cell>
          <table:table-cell table:style-name="ce6" office:value-type="string" calcext:value-type="string">
            <text:p>Story</text:p>
          </table:table-cell>
          <table:table-cell table:style-name="ce6" office:value-type="string" calcext:value-type="string">
            <text:p>Midway Question</text:p>
          </table:table-cell>
          <table:table-cell table:style-name="ce6" office:value-type="string" calcext:value-type="string">
            <text:p>Midway Question correct,incorrect</text:p>
          </table:table-cell>
          <table:table-cell table:style-name="ce6" office:value-type="string" calcext:value-type="string">
            <text:p>Question 1</text:p>
          </table:table-cell>
          <table:table-cell table:style-name="ce6" office:value-type="string" calcext:value-type="string">
            <text:p>Question 1 correct,incorrect</text:p>
          </table:table-cell>
          <table:table-cell table:style-name="ce6" office:value-type="string" calcext:value-type="string">
            <text:p>Question 2</text:p>
          </table:table-cell>
          <table:table-cell table:style-name="ce6" office:value-type="string" calcext:value-type="string">
            <text:p>Question 2 correct,incorrect</text:p>
          </table:table-cell>
          <table:table-cell table:style-name="ce6" office:value-type="string" calcext:value-type="string">
            <text:p>Question 3</text:p>
          </table:table-cell>
          <table:table-cell table:style-name="ce6" office:value-type="string" calcext:value-type="string">
            <text:p>Question 3 correct,incorrect</text:p>
          </table:table-cell>
          <table:table-cell table:style-name="ce6" office:value-type="string" calcext:value-type="string">
            <text:p>Story order question 1</text:p>
          </table:table-cell>
          <table:table-cell table:style-name="ce6" office:value-type="string" calcext:value-type="string">
            <text:p>Story order question 1 correct,incorrect</text:p>
          </table:table-cell>
          <table:table-cell table:style-name="ce6" office:value-type="string" calcext:value-type="string">
            <text:p>Story order question 2</text:p>
          </table:table-cell>
          <table:table-cell table:style-name="ce6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3"/>
          <table:table-cell table:style-name="ce22" office:value-type="string" calcext:value-type="string">
            <text:p>Bo's hands in the air with very excited face. Bo has a stethoscope on and his thought bubble shows "superhero figure = doctor figure". 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4" office:value-type="string" calcext:value-type="string">
            <text:p>Bo learned that superheros and doctors both save lives, and wants to become a superhero by being a doctor. 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</text:p>
          </table:table-cell>
          <table:table-cell table:number-columns-repeated="4" table:style-name="ce28" office:value-type="string" calcext:value-type="string">
            <text:p>-</text:p>
          </table:table-cell>
          <table:table-cell table:number-columns-repeated="4" table:style-name="ce29" office:value-type="string" calcext:value-type="string">
            <text:p>-</text:p>
          </table:table-cell>
          <table:table-cell table:number-columns-repeated="999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4" office:value-type="string" calcext:value-type="string">
            <text:p>Bo wanted to be a superhero when he grew up because they save lives, but one day in the cafe he learned from Darby that doctors save lives too. // <text:s/>"I want to be a doctor. Superhero, doctor, same thing!" Bo said smiling. 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</text:p>
          </table:table-cell>
          <table:table-cell table:number-columns-repeated="4" table:style-name="ce28" office:value-type="string" calcext:value-type="string">
            <text:p>-</text:p>
          </table:table-cell>
          <table:table-cell table:number-columns-repeated="4" table:style-name="ce29" office:value-type="string" calcext:value-type="string">
            <text:p>-</text:p>
          </table:table-cell>
          <table:table-cell table:number-columns-repeated="999"/>
        </table:table-row>
        <table:table-row table:style-name="ro9"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string" calcext:value-type="string">
            <text:p>"When I grow up, I want to be a superhero!!! I want to save people's lives!" Bo exclaimed as he jumped out of his seat. // Darby laughed and said "That's what I do everyday as a doctor!". // "Superhero, doctor, same thing!" Bo said.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happy, frustrated, nervous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4" table:style-name="ce29" office:value-type="string" calcext:value-type="string">
            <text:p>-</text:p>
          </table:table-cell>
          <table:table-cell table:number-columns-repeated="999"/>
        </table:table-row>
        <table:table-row table:style-name="ro10"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, where she explained to Bo that she was wearing a funny white coat because she's a doctor. // "When I grow up, I want to be a superhero!!! I want to save people's lives!" Bo exclaimed as he jumped out of his seat. // Darby laughed and said "That's what I do everyday as a doctor!". // "Superhero, doctor, same thing!" Bo said.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happy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number-columns-repeated="2" table:style-name="ce29" office:value-type="string" calcext:value-type="string">
            <text:p>-</text:p>
          </table:table-cell>
          <table:table-cell table:number-columns-repeated="999"/>
        </table:table-row>
        <table:table-row table:style-name="ro10">
          <table:table-cell table:style-name="ce16" office:value-type="float" office:value="5" calcext:value-type="float">
            <text:p>5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, where she explained to Bo that she was wearing a funny white coat because she's a doctor. // "When I grow up, I want to be a superhero!!! I want to save people's lives!" Bo exclaimed as he jumped out of his seat. // Darby laughed and said "That's what I do everyday as a doctor!". // "Superhero, doctor, same thing!" Bo said.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happy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11">
          <table:table-cell table:style-name="ce16" office:value-type="float" office:value="6" calcext:value-type="float">
            <text:p>6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, where she explained to Bo that she was wearing a funny white coat because she's a doctor. // "When I grow up, I want to be a superhero!!! I want to save people's lives!" Bo exclaimed as he jumped out of his seat. // Darby laughed and said "That's what I do everyday as a doctor!". "Wow, really?!" Bo asked in awe, "That's awesome! When I grow up, I want to be a doctor," Bo smiled. // Bo's mother looked confused, "I thought you wanted to be a superhero?". "Same thing!" Bo said.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happy, surprised, guilty, calm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happy, afraid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,bored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11">
          <table:table-cell table:style-name="ce16" office:value-type="float" office:value="7" calcext:value-type="float">
            <text:p>7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surprised, excited, 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, where she explained to Bo that she was wearing a funny white coat because she's a doctor. // "When I grow up, I want to be a superhero!!! I want to save people's lives!" Bo exclaimed as he jumped out of his seat. // Darby laughed and said "That's what I do everyday as a doctor!". "Wow, really?!" Bo asked in awe, "That's awesome! When I grow up, I want to be a doctor," Bo smiled. // Bo's mother looked confused, "I thought you wanted to be a superhero?". "Same thing!" Bo said.</text:p>
          </table:table-cell>
          <table:table-cell table:style-name="ce25" table:number-columns-repeated="2"/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excited, surprised, guilty, calm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suprised, afraid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,bored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12"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surprised, excited, 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. Bo's mom left for the bathroom. // Bo asked Darby, "Why are you wearing a funny white coat?". Darby answered "Because I am a Doctor". // <text:s/>"When I grow up, I want to be a superehero!!! I want to save people's lives!" Bo exclaimed as he jumped out of his seat. // Darby laughed and said "That's what I do everyday as a doctor!".* "Wow, really?!" Bo asked in awe, "That's awesome!" Bo's mom came back and asked what they talked about. <text:s/>"And what do you want to be?" his mom asked. "A doctor," Bo smiled. Bo's mother looked confused, "I thought you wanted to be a superhero?". "Same thing!" Bo said.</text:p>
          </table:table-cell>
          <table:table-cell table:style-name="ce26" office:value-type="string" calcext:value-type="string">
            <text:p>How do you think Bo will feel next?</text:p>
          </table:table-cell>
          <table:table-cell table:style-name="ce26" office:value-type="string" calcext:value-type="string">
            <text:p>surprised, frustrated, sad, bored, angry</text:p>
          </table:table-cell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excited, surprised, guilty, calm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suprised, afraid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,bored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12"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suprised, excited, 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. Bo's mom left for the bathroom. // Bo asked Darby, "Why are you wearing a funny white coat?". Darby answered "Because I am a Doctor". // <text:s/>"When I grow up, I want to be a superehero!!! I want to save people's lives!" Bo exclaimed as he jumped out of his seat. // Darby laughed and said "That's what I do everyday as a doctor!".* "Wow, really?!" Bo asked in awe, "That's awesome!" Bo's mom came back and asked what they talked about. <text:s/>"And what do you want to be?" his mom asked. "A doctor," Bo smiled. Bo's mother looked confused, "I thought you wanted to be a superhero?". "Same thing!" Bo said.</text:p>
          </table:table-cell>
          <table:table-cell table:style-name="ce26" office:value-type="string" calcext:value-type="string">
            <text:p>How do you think Bo will feel next?</text:p>
          </table:table-cell>
          <table:table-cell table:style-name="ce26" office:value-type="string" calcext:value-type="string">
            <text:p>surprised, frustrated, sad, bored, angry</text:p>
          </table:table-cell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excited, surprised, guilty, calm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suprised, afraid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nervous,bored</text:p>
          </table:table-cell>
          <table:table-cell table:style-name="ce29" office:value-type="string" calcext:value-type="string"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1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Cafe</text:p>
          </table:table-cell>
          <table:table-cell table:style-name="ce20" office:value-type="string" calcext:value-type="string">
            <text:p>Bo, Bo's Mother, Darby</text:p>
          </table:table-cell>
          <table:table-cell table:style-name="ce20" office:value-type="string" calcext:value-type="string">
            <text:p>suprised, excited, happy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Bo holding soda next to mother as they enter the cafe. Mother is waving to friend Darby by the table</text:p>
          </table:table-cell>
          <table:table-cell table:style-name="ce22" office:value-type="string" calcext:value-type="string">
            <text:p>Bo's hands in the air with very excited face. Bo's thought bubble has superman. Darby is smiling and listening to Bo</text:p>
          </table:table-cell>
          <table:table-cell table:style-name="ce22" office:value-type="string" calcext:value-type="string">
            <text:p>Darby talking to Bo with a thought bubble that shows darby treating a patient. Bo is looking at Darby with admiration.</text:p>
          </table:table-cell>
          <table:table-cell table:style-name="ce22" office:value-type="string" calcext:value-type="string">
            <text:p>Bo has a stethoscope on and his thought bubble shows "superhero figure = doctor figure". Darby is laughing and looking at Bo in friendly way. Mom is facing them standing up smiling</text:p>
          </table:table-cell>
          <table:table-cell table:style-name="ce24" office:value-type="string" calcext:value-type="string">
            <text:p>Bo and his Mom met their friend Darby at a cafe. Bo's mom left for the bathroom. // Bo asked Darby, "Why are you wearing a funny white coat?". Darby answered "Because I am a Doctor". // <text:s/>"When I grow up, I want to be a superehero!!! I want to save people's lives!" Bo exclaimed as he jumped out of his seat. // Darby laughed and said "That's what I do everyday as a doctor!".* "Wow, really?!" Bo asked in awe, "That's awesome!" Bo's mom came back and asked what they talked about. <text:s/>"And what do you want to be?" his mom asked. "A doctor," Bo smiled. Bo's mother looked confused, "I thought you wanted to be a superhero?". "Same thing!" Bo said.</text:p>
          </table:table-cell>
          <table:table-cell table:style-name="ce26" office:value-type="string" calcext:value-type="string">
            <text:p>How do you think Bo will feel next?</text:p>
          </table:table-cell>
          <table:table-cell table:style-name="ce26" office:value-type="string" calcext:value-type="string">
            <text:p>surprised, frustrated, sad, bored, angry</text:p>
          </table:table-cell>
          <table:table-cell table:style-name="ce28" office:value-type="string" calcext:value-type="string">
            <text:p>How did Bo feel about being a superhero?</text:p>
          </table:table-cell>
          <table:table-cell table:style-name="ce28" office:value-type="string" calcext:value-type="string">
            <text:p>excited, surprised,guilty,bored,calm</text:p>
          </table:table-cell>
          <table:table-cell table:style-name="ce28" office:value-type="string" calcext:value-type="string">
            <text:p>How did Bo feel when he learned doctors also save people's lives?</text:p>
          </table:table-cell>
          <table:table-cell table:style-name="ce28" office:value-type="string" calcext:value-type="string">
            <text:p>suprised, afraid, angry, frustrated, nervous</text:p>
          </table:table-cell>
          <table:table-cell table:style-name="ce28" office:value-type="string" calcext:value-type="string">
            <text:p>How does Bo feel about becoming a doctor one day?</text:p>
          </table:table-cell>
          <table:table-cell table:style-name="ce28" office:value-type="string" calcext:value-type="string">
            <text:p>happy, guilty, frustrated,nervous,bored</text:p>
          </table:table-cell>
          <table:table-cell table:style-name="ce29" office:value-type="string" calcext:value-type="string">
            <office:annotation draw:style-name="gr1" draw:text-style-name="P1" svg:width="0.0004in" svg:height="13.2976in" svg:x="4.5055in" svg:y="7.5315in" draw:caption-point-x="26.798in" draw:caption-point-y="2.4098in">
              <dc:date>2016-07-21T00:00:00</dc:date>
              <text:p text:style-name="P1"><text:span text:style-name="T1">need another question - could be about bo's mom's confusion?</text:span></text:p>
              <text:p text:style-name="P1"><text:span text:style-name="T1">-Jacqueline Kory Westlund</text:span></text:p>
            </office:annotation>
            <text:p>When does Bo's mom leave for the bathroom?</text:p>
          </table:table-cell>
          <table:table-cell table:style-name="ce29" office:value-type="string" calcext:value-type="string">
            <text:p>scene2, scene1, scene3, scene4</text:p>
          </table:table-cell>
          <table:table-cell table:style-name="ce29" office:value-type="string" calcext:value-type="string">
            <text:p>When does Bo explain to his Mom what he wants to be what he grows up?</text:p>
          </table:table-cell>
          <table:table-cell table:style-name="ce29" office:value-type="string" calcext:value-type="string">
            <text:p>scene4, scene1, scene2, scene3</text:p>
          </table:table-cell>
          <table:table-cell table:number-columns-repeated="999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11">
          <table:table-cell table:style-name="ce18" table:number-columns-repeated="14"/>
          <table:table-cell table:style-name="ce27" table:number-columns-repeated="2"/>
          <table:table-cell table:number-columns-repeated="1008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5:36:00.623943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CF1-SMFGI-xx" style:display-name="PageStyle_Story-CF1-SMFGI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F2-xxx-xx" style:display-name="PageStyle_Story-CF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1-xxx-x" style:display-name="PageStyle_Story-BN1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N2-xxx-x" style:display-name="PageStyle_Story-BN2-x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1-xxx-xx" style:display-name="PageStyle_Story-SH1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SH2-xx-x" style:display-name="PageStyle_Story-SH2-xx-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1-SUG-xx" style:display-name="PageStyle_Story-BE1-SU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BE2-xxx-xx" style:display-name="PageStyle_Story-BE2-x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1-SANCxx-xx" style:display-name="PageStyle_Story-AI1-SANCxx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AI2-MFG-xx" style:display-name="PageStyle_Story-AI2-MFG-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1-xxxx" style:display-name="PageStyle_Story-KI1-x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KI2-xxx" style:display-name="PageStyle_Story-KI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1-xxx" style:display-name="PageStyle_Story-LA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A2-xxx" style:display-name="PageStyle_Story-LA2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1-xxx" style:display-name="PageStyle_Story-LR1-xx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2-xxx" style:display-name="PageStyle_Story-LR2-xx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5:42:46.044670883</dc:date>
    <meta:editing-duration>PT2M49S</meta:editing-duration>
    <meta:editing-cycles>9</meta:editing-cycles>
    <meta:generator>LibreOffice/4.2.8.2$Linux_x86 LibreOffice_project/420m0$Build-2</meta:generator>
    <meta:document-statistic meta:table-count="2" meta:cell-count="494" meta:object-count="0"/>
  </office:meta>
</office:document-meta>
</file>